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presentation"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presentation"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master-page-name="">
      <style:paragraph-properties fo:keep-together="always" style:page-number="auto" fo:keep-with-next="always"/>
    </style:style>
    <style:style style:name="P2" style:family="paragraph" style:parent-style-name="Text_20_body" style:master-page-name="">
      <style:paragraph-properties fo:keep-together="always" style:page-number="auto" fo:keep-with-next="always"/>
      <style:text-properties style:font-name="Monospace" fo:font-size="10pt" style:font-size-asian="10pt" style:font-size-complex="10pt"/>
    </style:style>
    <style:style style:name="P3" style:family="paragraph" style:parent-style-name="Text_20_body" style:master-page-name="">
      <style:paragraph-properties style:page-number="auto"/>
    </style:style>
    <style:style style:name="P4" style:family="paragraph" style:parent-style-name="Text_20_body">
      <style:paragraph-properties fo:keep-together="always" fo:keep-with-next="always"/>
    </style:style>
    <style:style style:name="P5" style:family="paragraph" style:parent-style-name="Text_20_body">
      <style:paragraph-properties fo:keep-together="always" fo:keep-with-next="always"/>
      <style:text-properties style:font-name="Monospace" fo:font-size="10pt" style:font-size-asian="10pt" style:font-size-complex="10pt"/>
    </style:style>
    <style:style style:name="P6" style:family="paragraph" style:parent-style-name="Text_20_body">
      <style:text-properties style:font-name="Monospace" fo:font-size="10pt" style:font-size-asian="10pt" style:font-size-complex="10pt"/>
    </style:style>
    <style:style style:name="P7" style:family="paragraph" style:parent-style-name="Standard">
      <style:text-properties style:font-name="Monospace" fo:font-size="10pt" style:font-size-asian="10pt" style:font-size-complex="10pt"/>
    </style:style>
    <style:style style:name="P8" style:family="paragraph" style:parent-style-name="Standard">
      <style:text-properties style:font-name="Times New Roman" fo:font-size="12pt" style:font-size-asian="10.5pt" style:font-size-complex="12pt"/>
    </style:style>
    <style:style style:name="P9" style:family="paragraph" style:parent-style-name="Standard" style:master-page-name="">
      <style:paragraph-properties fo:keep-together="always" style:page-number="auto" fo:keep-with-next="always"/>
      <style:text-properties style:font-name="Monospace" fo:font-size="10pt" style:font-size-asian="10pt" style:font-size-complex="10pt"/>
    </style:style>
    <style:style style:name="P10" style:family="paragraph" style:parent-style-name="Standard">
      <style:paragraph-properties fo:keep-together="always" fo:keep-with-next="always"/>
      <style:text-properties style:font-name="Monospace" fo:font-size="10pt" style:font-size-asian="10pt" style:font-size-complex="10pt"/>
    </style:style>
    <style:style style:name="P11" style:family="paragraph" style:parent-style-name="Standard">
      <style:paragraph-properties fo:keep-together="always" fo:keep-with-next="always"/>
      <style:text-properties style:font-name="Times New Roman" fo:font-size="12pt" style:font-size-asian="10.5pt" style:font-size-complex="12pt"/>
    </style:style>
    <style:style style:name="P12" style:family="paragraph" style:parent-style-name="Text_20_body" style:list-style-name="L1"/>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7"/>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2">
      <style:paragraph-properties fo:keep-together="always" fo:keep-with-next="always"/>
    </style:style>
    <style:style style:name="P20" style:family="paragraph" style:parent-style-name="Text_20_body" style:list-style-name="L3">
      <style:paragraph-properties fo:keep-together="always" fo:keep-with-next="always"/>
    </style:style>
    <style:style style:name="P21" style:family="paragraph" style:parent-style-name="Text_20_body" style:list-style-name="L6">
      <style:paragraph-properties fo:keep-together="always" fo:keep-with-next="always"/>
    </style:style>
    <style:style style:name="P22" style:family="paragraph" style:parent-style-name="Text_20_body" style:list-style-name="L8">
      <style:paragraph-properties fo:keep-together="always" fo:keep-with-next="always"/>
    </style:style>
    <style:style style:name="P23" style:family="paragraph" style:parent-style-name="Text_20_body" style:list-style-name="L12">
      <style:paragraph-properties fo:keep-together="always" fo:keep-with-next="always"/>
    </style:style>
    <style:style style:name="P24" style:family="paragraph" style:parent-style-name="Text_20_body" style:list-style-name="L13">
      <style:paragraph-properties fo:keep-together="always" fo:keep-with-next="always"/>
    </style:style>
    <style:style style:name="T1" style:family="text">
      <style:text-properties fo:font-weight="bold" style:font-weight-asian="bold" style:font-weight-complex="bold"/>
    </style:style>
    <style:style style:name="T2" style:family="text">
      <style:text-properties style:font-name="Monospace" fo:font-size="10pt" style:font-size-asian="10pt" style:font-size-complex="10pt"/>
    </style:style>
    <style:style style:name="T3" style:family="text">
      <style:text-properties fo:font-style="italic" style:font-style-asian="italic" style:font-style-complex="italic"/>
    </style:style>
    <style:style style:name="T4" style:family="text">
      <style:text-properties style:font-name="Monospace"/>
    </style:style>
    <style:style style:name="T5" style:family="text">
      <style:text-properties style:font-name="Monospace" fo:font-size="10pt" style:font-size-asian="10pt" style:font-size-complex="10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thread tests with Lmock</text:h>
      <text:h text:style-name="Heading_20_2" text:outline-level="2">Summary</text:h>
      <text:p text:style-name="Text_20_body">Lmock provides a support to validate applications implying multiple threads.</text:p>
      <text:p text:style-name="Text_20_body">Such threads can:</text:p>
      <text:list xml:id="list1617221115" text:style-name="L1">
        <text:list-item>
          <text:p text:style-name="P12">Either be created by the tests</text:p>
        </text:list-item>
        <text:list-item>
          <text:p text:style-name="P12">Or be spawned by objects indirectly invoked by the tests</text:p>
        </text:list-item>
      </text:list>
      <text:p text:style-name="Text_20_body">In both cases, Lmock introduces a number of concepts and methods that simplify the tracking of those threads and allow to inject mocked invocations.</text:p>
      <text:p text:style-name="Text_20_body">Like the “traditional” mocking framework offered by Lmock, you can use either some “classical” programming paradigms to design multi-threaded tests or rely on a more friendly form, using masquerades.</text:p>
      <text:h text:style-name="Heading_20_2" text:outline-level="2">Main concepts</text:h>
      <text:p text:style-name="Text_20_body">The multi-thread support in Lmock is pretty rich, thus a little bit more complex to put in place than simple – mono-threaded – tests. It introduces a number of ideas presented here-in.</text:p>
      <text:h text:style-name="Heading_20_4" text:outline-level="4">Testing thread vs. threads under test</text:h>
      <text:p text:style-name="Text_20_body">The first main idea is that a test always include a testing thread and some threads under test.</text:p>
      <text:p text:style-name="Text_20_body">The testing thread is typically the one launched by your testing framework, running the test method.</text:p>
      <text:p text:style-name="P1">Typically, this thread (and <text:span text:style-name="T1">no other thread than this one</text:span>) will:</text:p>
      <text:list xml:id="list417784891" text:style-name="L2">
        <text:list-item>
          <text:p text:style-name="P19">create the mock objects,</text:p>
        </text:list-item>
        <text:list-item>
          <text:p text:style-name="P19">define the scenario and the stubs</text:p>
        </text:list-item>
        <text:list-item>
          <text:p text:style-name="P19">begin and end the test</text:p>
        </text:list-item>
      </text:list>
      <text:p text:style-name="P4">The threads under test are the threads that actually implement the tested objects. They may:</text:p>
      <text:list xml:id="list1175507127" text:style-name="L3">
        <text:list-item>
          <text:p text:style-name="P20">be the testing thread itself</text:p>
        </text:list-item>
        <text:list-item>
          <text:p text:style-name="P20">be created by the testing thread</text:p>
        </text:list-item>
        <text:list-item>
          <text:p text:style-name="P20">be indirectly created by the testing thread or other threads under test, as a consequence of the test execution</text:p>
        </text:list-item>
      </text:list>
      <text:h text:style-name="Heading_20_4" text:outline-level="4">Actors</text:h>
      <text:p text:style-name="Text_20_body">The basic principle of Lmock is to identify the threads under test on the fly: whenever a thread invokes a mock, Lmock checks if it knows it. If not, it tries to associate it to a scenario and a set of stubs (defined by the testing thread). Such a set is denoted as an “<text:span text:style-name="T1">actor</text:span> of the test”.</text:p>
      <text:p text:style-name="Text_20_body">Quite obviously, if a thread under test never invokes any mock object, it cannot be fetched, thus does not contribute to the test from Lmock standpoint.</text:p>
      <text:p text:style-name="Text_20_body">The association of a thread with its corresponding actor is helped by specific <text:span text:style-name="T1">thread checkers</text:span> defined <text:soft-page-break/>by the user. Lmock comes with a number of default checkers, defined by <text:span text:style-name="T2">com.vmware.lmock.checker.ThreadChecker</text:span>:</text:p>
      <text:list xml:id="list1529833695" text:style-name="L4">
        <text:list-item>
          <text:p text:style-name="P13"><text:span text:style-name="T2">equalTo(thread)</text:span>: the thread is explicitly specified by the user</text:p>
        </text:list-item>
      </text:list>
      <text:list xml:id="list1373211089" text:style-name="L5">
        <text:list-item>
          <text:p text:style-name="P14"><text:span text:style-name="T2">threadsCalled(name)</text:span>: the corresponding thread should have the specified <text:span text:style-name="T2">name</text:span>.</text:p>
        </text:list-item>
        <text:list-item>
          <text:p text:style-name="P14"><text:span text:style-name="T2">instancesOf(class)</text:span>: the class of the corresponding thread is given by <text:span text:style-name="T2">class</text:span>.</text:p>
        </text:list-item>
        <text:list-item>
          <text:p text:style-name="P14"><text:span text:style-name="T2">anyThread</text:span>: any thread will match</text:p>
        </text:list-item>
      </text:list>
      <text:p text:style-name="Text_20_body">Of course, you may also define your own checker if ever none of the above helper suits your expectations.</text:p>
      <text:p text:style-name="Text_20_body"/>
      <text:p text:style-name="P1">The definition of an actor is achieved by specific methods given by <text:span text:style-name="T2">com.vmware.lmock.mt.Actor</text:span>:</text:p>
      <text:list xml:id="list452886699" text:style-name="L6">
        <text:list-item>
          <text:p text:style-name="P21"><text:span text:style-name="T2">anActorForThread(thread)</text:span>: explicitly tell the <text:span text:style-name="T2">thread</text:span> to associate to the actor under construction</text:p>
        </text:list-item>
        <text:list-item>
          <text:p text:style-name="P21"><text:span text:style-name="T2">anActorForThreadLike(checker)</text:span>: the actor will be associated to the very first thread that:</text:p>
          <text:list>
            <text:list-item>
              <text:p text:style-name="P21">Invokes the method of a mock</text:p>
            </text:list-item>
            <text:list-item>
              <text:p text:style-name="P21">Whose profile matches the specified checker</text:p>
            </text:list-item>
          </text:list>
        </text:list-item>
      </text:list>
      <text:p text:style-name="Text_20_body">Also, Lmock defines <text:span text:style-name="T2">anActorForCurrentThread()</text:span>, which is expected to represent the testing thread.</text:p>
      <text:p text:style-name="Text_20_body">In fact, this actor is managed by default by Lmock and <text:span text:style-name="T1">should not</text:span> be explicitly used in the tests.</text:p>
      <text:h text:style-name="Heading_20_4" text:outline-level="4">Scenarios and tests</text:h>
      <text:p text:style-name="Text_20_body">Once you have defined the actors contributing to the test, you must associate them to scenarios and stubs.</text:p>
      <text:p text:style-name="Text_20_body">Lmock is quite flexible for this, in the sense that:</text:p>
      <text:list xml:id="list1021299204" text:style-name="L7">
        <text:list-item>
          <text:p text:style-name="P15">Several actors may share the same scenario, or (non exclusive) use different scenarios (which are considered as being played in parallel)</text:p>
        </text:list-item>
        <text:list-item>
          <text:p text:style-name="P15">Several actors may rely on the same set of stubs, or use their own stubs</text:p>
        </text:list-item>
      </text:list>
      <text:p text:style-name="P1">Any combination is possible, in fact... The multi-thread support in Lmock was thought with different use-cases in mind:</text:p>
      <text:list xml:id="list650462547" text:style-name="L8">
        <text:list-item>
          <text:p text:style-name="P22">Your threads are independent from each other, but you know what each of them exactly does: each thread/actor has its own scenario</text:p>
        </text:list-item>
        <text:list-item>
          <text:p text:style-name="P22">Your threads are inter-dependent... The result is that their execution leads to a predictable sequence of invocations: create a single scenario associated to every thread/actor</text:p>
        </text:list-item>
      </text:list>
      <text:p text:style-name="Text_20_body">In both cases, the actors may use a common set of stubs or rely on their own set if they have some very specific behaviors.</text:p>
      <text:p text:style-name="Text_20_body">With the “classical” framework you can easily express such associations thanks to two methods:</text:p>
      <text:list xml:id="list103178571" text:style-name="L9">
        <text:list-item>
          <text:p text:style-name="P16"><text:span text:style-name="T2">actor.following(scenario)</text:span>: your <text:span text:style-name="T2">actor</text:span> is associated to the given <text:span text:style-name="T2">scenario</text:span></text:p>
        </text:list-item>
        <text:list-item>
          <text:p text:style-name="P16"><text:span text:style-name="T2">actor.using(stubs)</text:span>: your <text:span text:style-name="T2">actor</text:span> relies on the given <text:span text:style-name="T2">stubs</text:span> to operate</text:p>
        </text:list-item>
      </text:list>
      <text:h text:style-name="Heading_20_4" text:outline-level="4"><text:soft-page-break/>Creating a story with multiple actors</text:h>
      <text:p text:style-name="Text_20_body">When the scenarios, stubs and actors are properly created, the testing thread can start the story, using <text:bookmark-start text:name="__DdeLink__162_1231891549"/><text:span text:style-name="T2">Story.create</text:span><text:bookmark-end text:name="__DdeLink__162_1231891549"/>. The only difference with the basic <text:span text:style-name="T2">Story.create</text:span> method is that the method receives the list of actors implied in the story instead of the scenario/stubs.</text:p>
      <text:p text:style-name="Text_20_body">The following example gives an illustration of a typical sequence to create a test implying multiple threads. More specifically, this test defines:</text:p>
      <text:list xml:id="list1649604176" text:style-name="L10">
        <text:list-item>
          <text:p text:style-name="P17">One scenario (scenario12), to which two actors (actor1 and actor2) contribute</text:p>
        </text:list-item>
        <text:list-item>
          <text:p text:style-name="P17">One set of stubs (stubs23), referenced by two actors (actor2 and actor3)</text:p>
        </text:list-item>
      </text:list>
      <text:p text:style-name="Text_20_body"/>
      <text:p text:style-name="Text_20_body"/>
      <text:p text:style-name="Text_20_body"><draw:frame draw:style-name="fr1" draw:name="Object2" text:anchor-type="paragraph" svg:width="5.5516in" svg:height="3.9366in" draw:z-index="1"><draw:object xlink:href="./Object 2" xlink:type="simple" xlink:show="embed" xlink:actuate="onLoad"/><draw:image xlink:href="./ObjectReplacements/Object 2" xlink:type="simple" xlink:show="embed" xlink:actuate="onLoad"/></draw:frame></text:p>
      <text:p text:style-name="Text_20_body"/>
      <text:p text:style-name="P2"><text:soft-page-break/>import com.vmware.lmock.impl.Scenario;</text:p>
      <text:p text:style-name="P5">import com.vmware.lmock.mt.Actor;</text:p>
      <text:p text:style-name="P5">import static com.vmware.lmock.mt.Actor.*;</text:p>
      <text:p text:style-name="P5">import com.vmware.lmock.impl.Story;</text:p>
      <text:p text:style-name="P5">import com.vmware.lmock.impl.Stubs;</text:p>
      <text:p text:style-name="P5">import org.junit.Test;</text:p>
      <text:p text:style-name="P5">public class SimpleMTExample {</text:p>
      <text:p text:style-name="P5"><text:s text:c="4"/>@Test</text:p>
      <text:p text:style-name="P5"><text:s text:c="4"/>public void testWithMultipleThread() {</text:p>
      <text:p text:style-name="P5"><text:s text:c="8"/>// TODO DEFINE ACTUAL THREADS HERE</text:p>
      <text:p text:style-name="P5"><text:s text:c="8"/>Thread thread1 = new Thread();</text:p>
      <text:p text:style-name="P5"><text:s text:c="8"/>Thread thread2 = new Thread();</text:p>
      <text:p text:style-name="P5"><text:s text:c="8"/>Thread thread3 = new Thread();</text:p>
      <text:p text:style-name="P5"/>
      <text:p text:style-name="P5"><text:s text:c="8"/>Scenario scenario12 = new Scenario() {</text:p>
      <text:p text:style-name="P5"><text:s text:c="12"/>{</text:p>
      <text:p text:style-name="P5"><text:s text:c="16"/>// TODO FILL IN THE SCENARIO HERE</text:p>
      <text:p text:style-name="P5"><text:s text:c="12"/>}</text:p>
      <text:p text:style-name="P5"><text:s text:c="8"/>};</text:p>
      <text:p text:style-name="P5"><text:s text:c="8"/>Stubs stubs23 = new Stubs() {</text:p>
      <text:p text:style-name="P5"><text:s text:c="12"/>{</text:p>
      <text:p text:style-name="P5"><text:s text:c="16"/>// TODO FILL IN THE STUBS HERE</text:p>
      <text:p text:style-name="P5"><text:s text:c="12"/>}</text:p>
      <text:p text:style-name="P5"><text:s text:c="8"/>};</text:p>
      <text:p text:style-name="P5"><text:s text:c="8"/>Actor actor1 = anActorForThread(thread1).following(scenario12);</text:p>
      <text:p text:style-name="P5"><text:s text:c="8"/>Actor actor2 = anActorForThread(thread2).</text:p>
      <text:p text:style-name="P6"><text:tab/><text:tab/>following(scenario12).using(stubs23);</text:p>
      <text:p text:style-name="P5"><text:s text:c="8"/>Actor actor3 = anActorForThread(thread3).using(stubs23);</text:p>
      <text:p text:style-name="P5"><text:s text:c="8"/>Story story = Story.create(actor1, actor2, actor3);</text:p>
      <text:p text:style-name="P5"><text:s text:c="8"/>story.begin();</text:p>
      <text:p text:style-name="P5"><text:s text:c="8"/>// TODO IMPLEMENT THE TEST</text:p>
      <text:p text:style-name="P5"><text:s text:c="8"/>story.end();</text:p>
      <text:p text:style-name="P5"><text:s text:c="4"/>}</text:p>
      <text:p text:style-name="P5">}</text:p>
      <text:p text:style-name="P4"/>
      <text:h text:style-name="Heading_20_4" text:outline-level="4">Checking test results and errors</text:h>
      <text:p text:style-name="Text_20_body">To understand how Lmock manages multiple threads, you must first understand the basic issue raised <text:soft-page-break/>by this type of test.</text:p>
      <text:p text:style-name="Text_20_body">Assume a test including:</text:p>
      <text:list xml:id="list1077771982" text:style-name="L11">
        <text:list-item>
          <text:p text:style-name="P18">The testing thread</text:p>
        </text:list-item>
        <text:list-item>
          <text:p text:style-name="P18">A thread under test, that fails for whatever reason</text:p>
        </text:list-item>
      </text:list>
      <text:p text:style-name="Text_20_body">When the thread under test fails, this failure is reported by an exception or an error. The issue is that at this level, the thrown error is never trapped by the testing thread and so is not properly reported.</text:p>
      <text:p text:style-name="Text_20_body">Lmock solves that issue by “guarding” the errors reported by any thread under test and forwarding that error when the test completes (i.e. upon invocation of the <text:span text:style-name="T2">end()</text:span> method). Moreover, the thread may contribute to a scenario shared with other threads. In that case, the other threads will also be interrupted whenever they invoke a mock.</text:p>
      <text:p text:style-name="Text_20_body">Next is an illustration of the guarding mechanism:</text:p>
      <text:p text:style-name="Text_20_body"><draw:frame draw:style-name="fr2" draw:name="Object1" text:anchor-type="paragraph" svg:x="-0.3764in" svg:y="0.0866in" svg:width="7.4071in" svg:height="4.5319in" draw:z-index="0"><draw:object xlink:href="./Object 1" xlink:type="simple" xlink:show="embed" xlink:actuate="onLoad"/><draw:image xlink:href="./ObjectReplacements/Object 1" xlink:type="simple" xlink:show="embed" xlink:actuate="onLoad"/></draw:frame></text:p>
      <text:p text:style-name="Standard">In this example, all the threads first perform valid invocations to mock objects. When <text:span text:style-name="T3">Thread 1</text:span> makes a wrong invocation (i.e. not complying with the scenario) it immediately gets an error from Lmock. <text:span text:style-name="T3">Thread 2</text:span> will then get a similar error when making the next invocation to a mock. <text:span text:style-name="T3">Thread 3</text:span> doesn't share its scenario with Thread 1, thus doesn't see any error at all. Finally, the error caused by Thread 1 is reported to the user when the testing thread invokes <text:span text:style-name="T2">end()</text:span>.</text:p>
      <text:h text:style-name="Heading_20_4" text:outline-level="4">Masquerades and roles</text:h>
      <text:p text:style-name="Text_20_body">The mutli-thread support of Lmock extends to masquerades. For mono-threaded tests, the developer of the test is requested to specify “what is going to happen” (e.g. <text:span text:style-name="T2">willInvoke(1).of(...)...</text:span>). When <text:soft-page-break/>dealing with multiple threads, the user is also given the opportunity to say “for who it is going to happen” (i.e. <text:span text:style-name="T2">john.willInvoke(1).of(...)...</text:span>). This new feature introduces the concept of <text:span text:style-name="T1">role</text:span>.</text:p>
      <text:p text:style-name="Text_20_body">A role is basically associated to one or several actors (thus making the link with the threads under test), referring to a common scenario and set of stubs built by the role upon new directives.</text:p>
      <text:p text:style-name="Text_20_body">For example, assume that <text:span text:style-name="T2">actor1</text:span> and <text:span text:style-name="T2">actor2</text:span> are associated to the same role <text:span text:style-name="T2">commonRole</text:span>. Then, by saying:</text:p>
      <text:p text:style-name="P6"><text:tab/>commonRole.willInvoke(1).of(foo).bar();</text:p>
      <text:p text:style-name="P6"><text:tab/>commonRole.willReturn(true).when(foo).equals(anotherFoo);</text:p>
      <text:p text:style-name="P6"><text:tab/>commonRole.willInvoke(2).of(anotherFoo).bar();</text:p>
      <text:p text:style-name="Text_20_body">The result is that actor1 and actor2 share a common scenario;</text:p>
      <text:p text:style-name="Text_20_body"><text:tab/>Invocation of <text:span text:style-name="T2">foo.bar()</text:span> must occur once</text:p>
      <text:p text:style-name="Text_20_body"><text:tab/>Invocation of <text:span text:style-name="T2">anotherFoo.bar()</text:span> must occur twice</text:p>
      <text:p text:style-name="Text_20_body">And use a stub saying that <text:span text:style-name="T2">foo</text:span> equals <text:span text:style-name="T2">anotherFoo</text:span>.</text:p>
      <text:p text:style-name="Text_20_body"/>
      <text:p text:style-name="Text_20_body">The fact of constructing a specific pool of expectations and stubs for a each actor is a default behavior of the masquerades. You may also wish to share either a scenario or a set of stubs, or both, between several actors. This is achieved by saying <text:span text:style-name="T2">shareStubsWith</text:span> and <text:span text:style-name="T2">shareScenarioWith</text:span>.</text:p>
      <text:p text:style-name="P1">For example, let's consider the following combination:</text:p>
      <text:list xml:id="list1806562435" text:style-name="L12">
        <text:list-item>
          <text:p text:style-name="P23">A first actor, actor1, is sharing its scenario with two other actors (actor2 and actor3)</text:p>
        </text:list-item>
        <text:list-item>
          <text:p text:style-name="P23">The first actor is using its own set of stubs</text:p>
        </text:list-item>
        <text:list-item>
          <text:p text:style-name="P23">The two other actors share their stubs</text:p>
        </text:list-item>
      </text:list>
      <text:p text:style-name="P4"/>
      <text:p text:style-name="P4">This can be implemented by:</text:p>
      <text:list xml:id="list881917315" text:style-name="L13">
        <text:list-item>
          <text:p text:style-name="P24">Specifying one role (role1) for actor1</text:p>
        </text:list-item>
        <text:list-item>
          <text:p text:style-name="P24">Specifying one role (role2) for actor2 and actor3</text:p>
        </text:list-item>
        <text:list-item>
          <text:p text:style-name="P24">Let role1 and role2 share their scenario</text:p>
        </text:list-item>
      </text:list>
      <text:p text:style-name="P4"/>
      <text:p text:style-name="P3">As illustrated in the next figure:</text:p>
      <text:p text:style-name="P4"><text:soft-page-break/></text:p>
      <text:p text:style-name="P4"><draw:frame draw:style-name="fr2" draw:name="Object3" text:anchor-type="paragraph" svg:x="0.6862in" svg:y="-0.0008in" svg:width="5.5528in" svg:height="4.4693in" draw:z-index="2"><draw:object xlink:href="./Object 3" xlink:type="simple" xlink:show="embed" xlink:actuate="onLoad"/><draw:image xlink:href="./ObjectReplacements/Object 3" xlink:type="simple" xlink:show="embed" xlink:actuate="onLoad"/><svg:desc>OLE-object</svg:desc></draw:frame></text:p>
      <text:p text:style-name="Text_20_body">In terms of code, this can be achieved as follows:</text:p>
      <text:p text:style-name="P2"><text:soft-page-break/>import com.vmware.lmock.masquerade.Role;</text:p>
      <text:p text:style-name="P5">import static com.vmware.lmock.masquerade.Schemer.*;</text:p>
      <text:p text:style-name="P5">import com.vmware.lmock.mt.Actor;</text:p>
      <text:p text:style-name="P5">import static com.vmware.lmock.mt.Actor.*;</text:p>
      <text:p text:style-name="P5">import org.junit.Test;</text:p>
      <text:p text:style-name="P5">public class SimpleMTExampleWithMasquerade {</text:p>
      <text:p text:style-name="P5"><text:s text:c="4"/>@Test</text:p>
      <text:p text:style-name="P5"><text:s text:c="4"/>public void testWithMultipleThread() {</text:p>
      <text:p text:style-name="P5"><text:s text:c="8"/>// TODO DEFINE ACTUAL THREADS HERE</text:p>
      <text:p text:style-name="P5"><text:s text:c="8"/>Thread thread1 = new Thread();</text:p>
      <text:p text:style-name="P5"><text:s text:c="8"/>Thread thread2 = new Thread();</text:p>
      <text:p text:style-name="P5"><text:s text:c="8"/>Thread thread3 = new Thread();</text:p>
      <text:p text:style-name="P5"/>
      <text:p text:style-name="P5"><text:s text:c="8"/>Actor actor1 = anActorForThread(thread1);</text:p>
      <text:p text:style-name="P5"><text:s text:c="8"/>Actor actor2 = anActorForThread(thread2);</text:p>
      <text:p text:style-name="P5"><text:s text:c="8"/>Actor actor3 = anActorForThread(thread3);</text:p>
      <text:p text:style-name="P5"/>
      <text:p text:style-name="P5"><text:s text:c="8"/>Role role1 = new Role(actor1);</text:p>
      <text:p text:style-name="P5"><text:s text:c="8"/>Role role2 = new Role(actor2, actor3);</text:p>
      <text:p text:style-name="P6"><text:tab/> <text:s/>role2.shareScenarioWith(role1);</text:p>
      <text:p text:style-name="P5"/>
      <text:p text:style-name="P5"><text:s text:c="8"/>begin(role1, role2);</text:p>
      <text:p text:style-name="P5"><text:s text:c="8"/>// TODO: write the directives, using roleX.will...</text:p>
      <text:p text:style-name="P5"><text:s text:c="8"/>// AND RUN THE TEST.</text:p>
      <text:p text:style-name="P5"><text:s text:c="8"/>end();</text:p>
      <text:p text:style-name="P5"><text:s text:c="4"/>}</text:p>
      <text:p text:style-name="P5">}</text:p>
      <text:p text:style-name="Standard"/>
      <text:h text:style-name="Heading_20_4" text:outline-level="4">The default role</text:h>
      <text:p text:style-name="Text_20_body">Lmock implicitly manages a role for the testing thread, called the <text:span text:style-name="T1">default role</text:span>. This means that you do not have to declare such a role and rely on the “traditional” directives to define a test <text:s/>including this role (i.e. <text:span text:style-name="T2">willInvoke</text:span>... clauses).</text:p>
      <text:p text:style-name="Standard">However, you may need to access the default role if you want to share its scenario or stubs with other roles. This is possible, thanks to <text:span text:style-name="T2">Role.defaultRole()</text:span>, as illustrated below:</text:p>
      <text:p text:style-name="Standard"/>
      <text:p text:style-name="P9"><text:soft-page-break/>import static com.vmware.lmock.masquerade.Schemer.*;</text:p>
      <text:p text:style-name="P10">…</text:p>
      <text:p text:style-name="P10">@Test</text:p>
      <text:p text:style-name="P10">public void aTest() {</text:p>
      <text:p text:style-name="P10"><text:s text:c="4"/>final Thread thread1 = new Thread(new Runnable() {</text:p>
      <text:p text:style-name="P10"><text:s text:c="8"/>public void run() {</text:p>
      <text:p text:style-name="P10"><text:s text:c="12"/>joe.ping(jack);</text:p>
      <text:p text:style-name="P10"><text:s text:c="8"/>}</text:p>
      <text:p text:style-name="P10"><text:s text:c="4"/>});</text:p>
      <text:p text:style-name="P10"/>
      <text:p text:style-name="P10"><text:s text:c="4"/>Role role1 = aRoleForThread(thread1);</text:p>
      <text:p text:style-name="P10"><text:s text:c="4"/>begin(role1);</text:p>
      <text:p text:style-name="P10"><text:s text:c="4"/>role1.shareScenarioWith(defaultRole());</text:p>
      <text:p text:style-name="P10"><text:s text:c="4"/>// Now that the two roles share the same scenario, using role1.willInvoke</text:p>
      <text:p text:style-name="P10"><text:s text:c="4"/>// or simply willInvoke is the same.</text:p>
      <text:p text:style-name="P10"><text:s text:c="4"/>willInvoke(2).of(joe).ping(jack);</text:p>
      <text:p text:style-name="P10"><text:s text:c="4"/>thread1.start();</text:p>
      <text:p text:style-name="P10"><text:s text:c="4"/>thread1.join(JOIN_TIMESOUT_AFTER);</text:p>
      <text:p text:style-name="P10"><text:s text:c="4"/>joe.ping(jack);</text:p>
      <text:p text:style-name="P10"><text:s text:c="4"/>end();</text:p>
      <text:p text:style-name="P10">}</text:p>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onospace" style:family="paragraph" style:parent-style-name="Text_20_body"/>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urodet</meta:initial-creator>
    <meta:creation-date>2011-05-31T14:27:04</meta:creation-date>
    <dc:date>2011-10-10T09:27:46</dc:date>
    <dc:creator>David Furodet</dc:creator>
    <meta:editing-duration>PT08H10M15S</meta:editing-duration>
    <meta:editing-cycles>81</meta:editing-cycles>
    <meta:generator>OpenOffice.org/3.2$Linux OpenOffice.org_project/320m12$Build-9483</meta:generator>
    <meta:document-statistic meta:table-count="0" meta:image-count="0" meta:object-count="3" meta:page-count="9" meta:paragraph-count="165" meta:word-count="1624" meta:character-count="107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cccccc" draw:textarea-horizontal-align="justify" draw:textarea-vertical-align="middle" draw:auto-grow-height="false"/>
    </style:style>
    <style:style style:name="gr3" style:family="graphic" style:parent-style-name="standard">
      <style:graphic-properties draw:stroke="none" draw:fill="none"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9966" draw:textarea-horizontal-align="justify" draw:textarea-vertical-align="middle" draw:auto-grow-height="false"/>
    </style:style>
    <style:style style:name="gr6" style:family="graphic">
      <style:graphic-properties style:protect="size"/>
    </style:style>
    <style:style style:name="pr1" style:family="presentation" style:parent-style-name="Default-notes">
      <style:graphic-properties draw:fill-color="#ffffff" fo:min-height="12.573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g>
          <draw:line draw:style-name="gr1" draw:text-style-name="P1" draw:layer="layout" svg:x1="2.54cm" svg:y1="1.27cm" svg:x2="2.54cm" svg:y2="8.255cm">
            <text:p/>
          </draw:line>
          <draw:custom-shape draw:style-name="gr2" draw:text-style-name="P2" draw:layer="layout" svg:width="2.54cm" svg:height="1.27cm" svg:x="0cm" svg:y="0cm">
            <text:p text:style-name="P1"><text:span text:style-name="T1">Thread 1</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54cm" svg:height="1.27cm" svg:x="0cm" svg:y="2.54cm">
            <text:p text:style-name="P1"><text:span text:style-name="T1">Thread 2</text:span></text:p>
            <draw:enhanced-geometry svg:viewBox="0 0 21600 21600" draw:mirror-horizontal="false" draw:mirror-vertical="false" draw:type="rectangle" draw:enhanced-path="M 0 0 L 21600 0 21600 21600 0 21600 0 0 Z N"/>
          </draw:custom-shape>
          <draw:line draw:style-name="gr1" draw:text-style-name="P1" draw:layer="layout" svg:x1="2.54cm" svg:y1="0.635cm" svg:x2="17.145cm" svg:y2="0.635cm">
            <text:p/>
          </draw:line>
          <draw:line draw:style-name="gr1" draw:text-style-name="P1" draw:layer="layout" svg:x1="2.54cm" svg:y1="3.175cm" svg:x2="17.145cm" svg:y2="3.175cm">
            <text:p/>
          </draw:line>
          <draw:custom-shape draw:style-name="gr2" draw:text-style-name="P2" draw:layer="layout" svg:width="2.54cm" svg:height="1.27cm" svg:x="0cm" svg:y="5.08cm">
            <text:p text:style-name="P1"><text:span text:style-name="T1">Thread 3</text:span></text:p>
            <draw:enhanced-geometry svg:viewBox="0 0 21600 21600" draw:mirror-horizontal="false" draw:mirror-vertical="false" draw:type="rectangle" draw:enhanced-path="M 0 0 L 21600 0 21600 21600 0 21600 0 0 Z N"/>
          </draw:custom-shape>
          <draw:line draw:style-name="gr1" draw:text-style-name="P1" draw:layer="layout" svg:x1="2.54cm" svg:y1="5.715cm" svg:x2="17.145cm" svg:y2="5.715cm">
            <text:p/>
          </draw:line>
          <draw:custom-shape draw:style-name="gr2" draw:text-style-name="P2" draw:layer="layout" svg:width="2.54cm" svg:height="1.27cm" svg:x="0cm" svg:y="6.985cm">
            <text:p text:style-name="P1"><text:span text:style-name="T1">Testing </text:span></text:p>
            <text:p text:style-name="P1"><text:span text:style-name="T1">thread</text:span></text:p>
            <draw:enhanced-geometry svg:viewBox="0 0 21600 21600" draw:mirror-horizontal="false" draw:mirror-vertical="false" draw:type="rectangle" draw:enhanced-path="M 0 0 L 21600 0 21600 21600 0 21600 0 0 Z N"/>
          </draw:custom-shape>
          <draw:line draw:style-name="gr1" draw:text-style-name="P1" draw:layer="layout" svg:x1="2.54cm" svg:y1="7.62cm" svg:x2="17.145cm" svg:y2="7.62cm">
            <text:p/>
          </draw:line>
          <draw:custom-shape draw:style-name="gr3" draw:text-style-name="P4" draw:layer="layout" svg:width="10.795cm" svg:height="1.905cm" svg:x="0cm" svg:y="8.89cm">
            <text:p text:style-name="P3"><text:span text:style-name="T1">Thread 1 and Thread 2 share the same scenario.</text:span></text:p>
            <text:p text:style-name="P3"><text:span text:style-name="T1">Thread 3 complies with a different scenario</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4.445cm" svg:height="0.635cm" svg:x="2.54cm" svg:y="0cm">
            <text:p text:style-name="P1"><text:span text:style-name="T1">Correct invocation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5.715cm" svg:height="0.635cm" svg:x="2.54cm" svg:y="2.54cm">
            <text:p text:style-name="P1"><text:span text:style-name="T1">Correct invocation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525cm" svg:height="0.635cm" svg:x="2.54cm" svg:y="5.08cm">
            <text:p text:style-name="P1"><text:span text:style-name="T1">Correct Invocation</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5.08cm" svg:height="0.635cm" svg:x="12.065cm" svg:y="6.985cm">
            <text:p text:style-name="P1"><text:span text:style-name="T1">Calls end()</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4.445cm" svg:height="0.635cm" svg:x="6.985cm" svg:y="0cm">
            <text:p text:style-name="P1"><text:span text:style-name="T1">Wrong invocation</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5.715cm" svg:height="0.635cm" svg:x="6.985cm" svg:y="0.635cm">
            <text:p text:style-name="P1"><text:span text:style-name="T1">Gets an error from Lmock</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svg:x="6.985cm" svg:y="3.175cm">
            <text:p text:style-name="P5"><text:span text:style-name="T2">Gets an error from Lmock:</text:span></text:p>
            <text:p text:style-name="P5"><text:span text:style-name="T2">scenario broken by Thread 1</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svg:x="12.065cm" svg:y="7.62cm">
            <text:p text:style-name="P5"><text:span text:style-name="T2">Gets an error from Lmock:</text:span></text:p>
            <text:p text:style-name="P5"><text:span text:style-name="T2">scenario broken by Thread 1</text:span></text:p>
            <draw:enhanced-geometry svg:viewBox="0 0 21600 21600" draw:mirror-horizontal="false" draw:mirror-vertical="false" draw:type="rectangle" draw:enhanced-path="M 0 0 L 21600 0 21600 21600 0 21600 0 0 Z N"/>
          </draw:custom-shape>
        </draw:g>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94bd5e"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graphic-properties style:protect="size"/>
    </style:style>
    <style:style style:name="pr1" style:family="presentation" style:parent-style-name="Default-notes">
      <style:graphic-properties draw:fill-color="#ffffff" fo:min-height="12.573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g>
          <draw:custom-shape draw:style-name="gr1" draw:text-style-name="P2" draw:layer="layout" svg:width="2.54cm" svg:height="1.905cm" svg:x="5.715cm" svg:y="1.27cm">
            <text:p text:style-name="P1"><text:span text:style-name="T1">actor1</text:span></text:p>
            <text:p text:style-name="P1"><text:span text:style-name="T1">(thread1)</text:span></text:p>
            <draw:enhanced-geometry svg:viewBox="0 0 21600 21600" draw:type="rectangle" draw:enhanced-path="M 0 0 L 21600 0 21600 21600 0 21600 0 0 Z N"/>
          </draw:custom-shape>
          <draw:custom-shape draw:style-name="gr1" draw:text-style-name="P2" draw:layer="layout" svg:width="2.54cm" svg:height="1.905cm" svg:x="1.905cm" svg:y="5.08cm">
            <text:p text:style-name="P1"><text:span text:style-name="T1">actor2</text:span></text:p>
            <text:p text:style-name="P1"><text:span text:style-name="T1">(thread2)</text:span></text:p>
            <draw:enhanced-geometry svg:viewBox="0 0 21600 21600" draw:type="rectangle" draw:enhanced-path="M 0 0 L 21600 0 21600 21600 0 21600 0 0 Z N"/>
          </draw:custom-shape>
          <draw:custom-shape draw:style-name="gr1" draw:text-style-name="P2" draw:layer="layout" svg:width="2.54cm" svg:height="1.905cm" svg:x="9.525cm" svg:y="5.08cm">
            <text:p text:style-name="P1"><text:span text:style-name="T1">actor3</text:span></text:p>
            <text:p text:style-name="P1"><text:span text:style-name="T1">(thread3)</text:span></text:p>
            <draw:enhanced-geometry svg:viewBox="0 0 21600 21600" draw:type="rectangle" draw:enhanced-path="M 0 0 L 21600 0 21600 21600 0 21600 0 0 Z N"/>
          </draw:custom-shape>
          <draw:custom-shape draw:style-name="gr2" draw:text-style-name="P2" draw:layer="layout" svg:width="2.54cm" svg:height="1.27cm" svg:x="5.715cm" svg:y="4.445cm">
            <text:p text:style-name="P1"><text:span text:style-name="T1">scenario12</text:span></text:p>
            <draw:enhanced-geometry svg:viewBox="0 0 21600 21600" draw:type="rectangle" draw:enhanced-path="M 0 0 L 21600 0 21600 21600 0 21600 0 0 Z N"/>
          </draw:custom-shape>
          <draw:custom-shape draw:style-name="gr2" draw:text-style-name="P2" draw:layer="layout" svg:width="2.54cm" svg:height="1.27cm" svg:x="5.715cm" svg:y="6.35cm">
            <text:p text:style-name="P1"><text:span text:style-name="T1">stubs23</text:span></text:p>
            <draw:enhanced-geometry svg:viewBox="0 0 21600 21600" draw:type="rectangle" draw:enhanced-path="M 0 0 L 21600 0 21600 21600 0 21600 0 0 Z N"/>
          </draw:custom-shape>
          <draw:line draw:style-name="gr3" draw:text-style-name="P1" draw:layer="layout" svg:x1="6.985cm" svg:y1="3.175cm" svg:x2="6.985cm" svg:y2="4.445cm">
            <text:p/>
          </draw:line>
          <draw:line draw:style-name="gr3" draw:text-style-name="P1" draw:layer="layout" svg:x1="4.445cm" svg:y1="5.715cm" svg:x2="5.715cm" svg:y2="5.08cm">
            <text:p/>
          </draw:line>
          <draw:line draw:style-name="gr3" draw:text-style-name="P1" draw:layer="layout" svg:x1="4.445cm" svg:y1="5.715cm" svg:x2="5.715cm" svg:y2="6.985cm">
            <text:p/>
          </draw:line>
          <draw:line draw:style-name="gr3" draw:text-style-name="P1" draw:layer="layout" svg:x1="9.525cm" svg:y1="5.715cm" svg:x2="8.255cm" svg:y2="6.985cm">
            <text:p/>
          </draw:line>
        </draw:g>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94bd5e"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cccccc" draw:textarea-horizontal-align="justify" draw:textarea-vertical-align="middle" draw:auto-grow-height="false"/>
    </style:style>
    <style:style style:name="gr5" style:family="graphic">
      <style:graphic-properties style:protect="size"/>
    </style:style>
    <style:style style:name="pr1" style:family="presentation" style:parent-style-name="Default-notes">
      <style:graphic-properties draw:fill-color="#ffffff" fo:min-height="12.573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2" draw:layer="layout" svg:width="2.54cm" svg:height="1.905cm" svg:x="9.525cm" svg:y="1.27cm">
          <text:p text:style-name="P1"><text:span text:style-name="T1">actor1</text:span></text:p>
          <text:p text:style-name="P1"><text:span text:style-name="T1">(thread1)</text:span></text:p>
          <draw:enhanced-geometry svg:viewBox="0 0 21600 21600" draw:type="rectangle" draw:enhanced-path="M 0 0 L 21600 0 21600 21600 0 21600 0 0 Z N"/>
        </draw:custom-shape>
        <draw:custom-shape draw:style-name="gr1" draw:text-style-name="P2" draw:layer="layout" svg:width="2.54cm" svg:height="1.905cm" svg:x="0.635cm" svg:y="8.255cm">
          <text:p text:style-name="P1"><text:span text:style-name="T1">actor2</text:span></text:p>
          <text:p text:style-name="P1"><text:span text:style-name="T1">(thread2)</text:span></text:p>
          <draw:enhanced-geometry svg:viewBox="0 0 21600 21600" draw:type="rectangle" draw:enhanced-path="M 0 0 L 21600 0 21600 21600 0 21600 0 0 Z N"/>
        </draw:custom-shape>
        <draw:custom-shape draw:style-name="gr1" draw:text-style-name="P2" draw:layer="layout" svg:width="2.54cm" svg:height="1.905cm" svg:x="3.175cm" svg:y="8.255cm">
          <text:p text:style-name="P1"><text:span text:style-name="T1">actor3</text:span></text:p>
          <text:p text:style-name="P1"><text:span text:style-name="T1">(thread3)</text:span></text:p>
          <draw:enhanced-geometry svg:viewBox="0 0 21600 21600" draw:type="rectangle" draw:enhanced-path="M 0 0 L 21600 0 21600 21600 0 21600 0 0 Z N"/>
        </draw:custom-shape>
        <draw:custom-shape draw:style-name="gr2" draw:text-style-name="P2" draw:layer="layout" svg:width="2.54cm" svg:height="1.27cm" svg:x="5.715cm" svg:y="4.445cm">
          <text:p text:style-name="P1"><text:span text:style-name="T1">scenario</text:span></text:p>
          <draw:enhanced-geometry svg:viewBox="0 0 21600 21600" draw:type="rectangle" draw:enhanced-path="M 0 0 L 21600 0 21600 21600 0 21600 0 0 Z N"/>
        </draw:custom-shape>
        <draw:line draw:style-name="gr3" draw:text-style-name="P1" draw:layer="layout" svg:x1="10.795cm" svg:y1="3.175cm" svg:x2="10.795cm" svg:y2="4.445cm">
          <text:p/>
        </draw:line>
        <draw:line draw:style-name="gr3" draw:text-style-name="P1" draw:layer="layout" svg:x1="4.445cm" svg:y1="5.715cm" svg:x2="5.715cm" svg:y2="5.08cm">
          <text:p/>
        </draw:line>
        <draw:line draw:style-name="gr3" draw:text-style-name="P1" draw:layer="layout" svg:x1="2.54cm" svg:y1="8.255cm" svg:x2="2.54cm" svg:y2="6.985cm">
          <text:p/>
        </draw:line>
        <draw:line draw:style-name="gr3" draw:text-style-name="P1" draw:layer="layout" svg:x1="9.525cm" svg:y1="5.08cm" svg:x2="8.255cm" svg:y2="5.08cm">
          <text:p/>
        </draw:line>
        <draw:custom-shape draw:style-name="gr4" draw:text-style-name="P2" draw:layer="layout" svg:width="2.54cm" svg:height="1.905cm" svg:x="1.905cm" svg:y="5.08cm">
          <text:p text:style-name="P1"><text:span text:style-name="T1">role2</text:span></text:p>
          <draw:enhanced-geometry svg:viewBox="0 0 21600 21600" draw:type="rectangle" draw:enhanced-path="M 0 0 L 21600 0 21600 21600 0 21600 0 0 Z N"/>
        </draw:custom-shape>
        <draw:custom-shape draw:style-name="gr4" draw:text-style-name="P2" draw:layer="layout" svg:width="2.54cm" svg:height="1.905cm" svg:x="9.525cm" svg:y="4.445cm">
          <text:p text:style-name="P1"><text:span text:style-name="T1">role1</text:span></text:p>
          <draw:enhanced-geometry svg:viewBox="0 0 21600 21600" draw:type="rectangle" draw:enhanced-path="M 0 0 L 21600 0 21600 21600 0 21600 0 0 Z N"/>
        </draw:custom-shape>
        <draw:line draw:style-name="gr3" draw:text-style-name="P1" draw:layer="layout" svg:x1="3.81cm" svg:y1="8.255cm" svg:x2="3.81cm" svg:y2="6.985cm">
          <text:p/>
        </draw:line>
        <presentation:notes draw:style-name="dp2">
          <draw:page-thumbnail draw:style-name="gr5"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